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P2" style:parent-style-name="Textbody" style:family="paragraph">
      <style:paragraph-properties>
        <style:tab-stops>
          <style:tab-stop style:type="left" style:position="4.0694in"/>
        </style:tab-stops>
      </style:paragraph-properties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3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1.6701in" style:use-optimal-column-width="false"/>
    </style:style>
    <style:style style:name="TableColumn8" style:family="table-column">
      <style:table-column-properties style:column-width="1.2291in" style:use-optimal-column-width="false"/>
    </style:style>
    <style:style style:name="TableColumn9" style:family="table-column">
      <style:table-column-properties style:column-width="1.6291in" style:use-optimal-column-width="false"/>
    </style:style>
    <style:style style:name="Table5" style:family="table">
      <style:table-properties style:width="6.4972in" fo:margin-left="0.0027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12" style:parent-style-name="Standard" style:family="paragraph">
      <style:text-properties fo:color="#FFFFFF"/>
    </style:style>
    <style:style style:name="TableCell13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fo:color="#FFFFFF"/>
    </style:style>
    <style:style style:name="TableCell15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16" style:parent-style-name="Standard" style:family="paragraph">
      <style:text-properties fo:color="#FFFFFF"/>
    </style:style>
    <style:style style:name="TableCell17" style:family="table-cell">
      <style:table-cell-properties fo:border="none" fo:background-color="#7F7F7F" style:writing-mode="lr-tb" fo:padding-top="0in" fo:padding-left="0.0069in" fo:padding-bottom="0in" fo:padding-right="0.0069in"/>
    </style:style>
    <style:style style:name="P18" style:parent-style-name="Standard" style:family="paragraph">
      <style:text-properties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</style:style>
    <style:style style:name="T26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27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28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P29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P30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</office:automatic-styles>
  <office:body>
    <office:text text:use-soft-page-breaks="true">
      <text:p text:style-name="P1"/>
      <text:p text:style-name="P2">新车签约单<text:tab/></text:p>
      <text:p text:style-name="Textbody"><text:text-input text:description="">#if($to.name)</text:text-input>test_content<text:text-input text:description="">#end</text:text-input></text:p>
      <text:p text:style-name="Textbody"><text:text-input text:description="">$invoice.invoiceDate</text:text-input><text:s/></text:p>
      <text:p text:style-name="Textbody"><text:text-input text:description="">#if($to.name &amp;&amp; $to.name != "")</text:text-input><text:text-input text:description="">$to.name</text:text-input><text:text-input text:description="">#end</text:text-input></text:p>
      <text:p text:style-name="Textbody"><text:text-input text:description="">#if($StringUtils.hasText($to.name))</text:text-input><text:text-input text:description="">$to.name</text:text-input><text:text-input text:description="">#end</text:text-input></text:p>
      <text:p text:style-name="P3"/>
      <text:p text:style-name="P4"/>
      <text:h text:style-name="Heading1" text:outline-level="1">Table without FieldsMetadata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scription</text:p>
          </table:table-cell>
          <table:table-cell table:style-name="TableCell13">
            <text:p text:style-name="P14">Quantity</text:p>
          </table:table-cell>
          <table:table-cell table:style-name="TableCell15">
            <text:p text:style-name="P16">Price</text:p>
          </table:table-cell>
          <table:table-cell table:style-name="TableCell17">
            <text:p text:style-name="P18">Total</text:p>
          </table:table-cell>
        </table:table-row>
        <table:table-row table:style-name="TableRow19">
          <table:table-cell table:style-name="TableCell20">
            <text:p text:style-name="Standard"><text:text-input text:description="">@before-row#foreach($row in $rows)</text:text-input><text:text-input text:description="">$row.description</text:text-input><text:text-input text:description="">@after-row#end</text:text-input></text:p>
          </table:table-cell>
          <table:table-cell table:style-name="TableCell21">
            <text:p text:style-name="Standard"><text:text-input text:description="">$row.quantity</text:text-input><text:s/><text:text-input text:description="">$row.unit</text:text-input><text:s/></text:p>
          </table:table-cell>
          <table:table-cell table:style-name="TableCell22">
            <text:p text:style-name="Standard"><text:text-input text:description="">$row.price</text:text-input></text:p>
          </table:table-cell>
          <table:table-cell table:style-name="TableCell23">
            <text:p text:style-name="Standard"><text:text-input text:description="">$row.rowtotal</text:text-input></text:p>
          </table:table-cell>
        </table:table-row>
      </table:table>
      <text:p text:style-name="P24"/>
      <text:p text:style-name="P25"/>
      <text:p text:style-name="Textbody"><text:span text:style-name="T26">Total to pay:<text:s/></text:span><text:span text:style-name="T27"><text:text-input text:description="">$invoice.total</text:text-input></text:span><text:span text:style-name="T28"><text:s text:c="2"/>€</text:span></text:p>
      <text:p text:style-name="P29"/>
      <text:p text:style-name="P3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margin-top="0.1666in" fo:margin-bottom="0.0833in"/>
      <style:text-properties style:font-name="Liberation Sans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Liberation Sans" style:font-name-asian="Arial Unicode MS" style:font-name-complex="Arial Unicode MS" fo:font-weight="bold" style:font-weight-asian="bold" style:font-weight-complex="bold" style:letter-kerning="true" fo:font-size="14pt" style:font-size-asian="14pt" style:font-size-complex="14pt" style:language-complex="hi" style:country-complex="IN"/>
    </style:style>
    <style:style style:name="Standard" style:display-name="Standard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3:19:00Z</meta:creation-date>
    <dc:date>2017-11-09T03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90" meta:character-count="607" meta:row-count="4" meta:non-whitespace-character-count="518"/>
  </office:meta>
</office:document-meta>
</file>